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cm" fo:min-width="4.28cm" fo:wrap-option="wrap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28cm" fo:wrap-option="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299cm" fo:wrap-option="wrap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199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2cm" fo:wrap-option="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cm" fo:wrap-option="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4.9cm" fo:wrap-option="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3cm" fo:wrap-option="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599cm" fo:wrap-option="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462cm" fo:wrap-option="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19cm" fo:wrap-option="wrap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18cm" fo:min-width="3.026cm" fo:wrap-option="wrap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4.7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1" draw:id="id1" draw:layer="layout" svg:width="5.3cm" svg:height="1.5cm" svg:x="1.102cm" svg:y="8.1cm">
          <text:p text:style-name="P1"><text:span text:style-name="T1">Sterfte ker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5.3cm" svg:height="1.4cm" svg:x="4.501cm" svg:y="6.5cm">
          <text:p text:style-name="P1"><text:span text:style-name="T1">CSV bestande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4" draw:id="id4" draw:layer="layout" svg:width="5.799cm" svg:height="1.4cm" svg:x="10.901cm" svg:y="7.3cm">
          <text:p text:style-name="P1"><text:span text:style-name="T1">Selecteer de actuele geslachtsaanduiding, land en plaats van overlijden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5.699cm" svg:height="1.7cm" svg:x="10.801cm" svg:y="10cm">
          <text:p text:style-name="P1"><text:span text:style-name="T1">Selecteer de overlijdensdatum en leeftijd op moment van overlijden van tijdvak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3" draw:layer="layout" draw:line-skew="1.447cm" svg:x1="6.402cm" svg:y1="8.85cm" svg:x2="10.801cm" svg:y2="10.85cm" draw:start-shape="id1" draw:start-glue-point="7" draw:end-shape="id2" draw:end-glue-point="5" svg:d="M6402 8850h3647v2000h752" svg:viewBox="0 0 4400 2001">
          <text:p/>
        </draw:connector>
        <draw:connector draw:style-name="gr5" draw:text-style-name="P3" draw:layer="layout" draw:line-skew="-0.297cm" svg:x1="9.801cm" svg:y1="7.2cm" svg:x2="10.901cm" svg:y2="8cm" draw:start-shape="id3" draw:end-shape="id4" draw:end-glue-point="5" svg:d="M9801 7200h253v800h847" svg:viewBox="0 0 1101 801">
          <text:p/>
        </draw:connector>
        <draw:custom-shape draw:style-name="gr1" draw:text-style-name="P2" xml:id="id7" draw:id="id7" draw:layer="layout" svg:width="5.3cm" svg:height="1.5cm" svg:x="4.202cm" svg:y="3.701cm">
          <text:p text:style-name="P1"><text:span text:style-name="T1">Kwartaal bestanden</text:span></text:p>
          <text:p text:style-name="P1"><text:span text:style-name="T1">(persoo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5.3cm" svg:height="1.5cm" svg:x="4.301cm" svg:y="1.201cm">
          <text:p text:style-name="P1"><text:span text:style-name="T1">Kwartaal bestanden</text:span></text:p>
          <text:p text:style-name="P1"><text:span text:style-name="T1">(oude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5" draw:id="id5" draw:layer="layout" svg:width="5.7cm" svg:height="1.7cm" svg:x="10.701cm" svg:y="3.601cm">
          <text:p text:style-name="P1"><text:span text:style-name="T1">Selecteer de actuele persoonsgegevens uit het kwartaal dat het dichtst bij de overlijdensdatum ligt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xml:id="id6" draw:id="id6" draw:layer="layout" svg:width="5.5cm" svg:height="1.7cm" svg:x="10.801cm" svg:y="1.101cm">
          <text:p text:style-name="P1"><text:span text:style-name="T1">Selecteer de actuele ouder gegevens op persoon op peildat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3.551cm" svg:y1="3.601cm" svg:x2="13.551cm" svg:y2="2.801cm" draw:start-shape="id5" draw:start-glue-point="4" draw:end-shape="id6" draw:end-glue-point="6" svg:d="M13551 3601v-800" svg:viewBox="0 0 1 801">
          <text:p/>
        </draw:connector>
        <draw:connector draw:style-name="gr5" draw:text-style-name="P3" draw:layer="layout" svg:x1="9.502cm" svg:y1="4.451cm" svg:x2="10.701cm" svg:y2="4.451cm" draw:start-shape="id7" draw:start-glue-point="7" draw:end-shape="id5" draw:end-glue-point="5" svg:d="M9502 4451h1199" svg:viewBox="0 0 1200 1">
          <text:p/>
        </draw:connector>
        <draw:connector draw:style-name="gr5" draw:text-style-name="P3" draw:layer="layout" svg:x1="9.601cm" svg:y1="1.951cm" svg:x2="10.801cm" svg:y2="1.951cm" draw:start-shape="id8" draw:start-glue-point="7" draw:end-shape="id6" draw:end-glue-point="5" svg:d="M9601 1951h1200" svg:viewBox="0 0 1201 1">
          <text:p/>
        </draw:connector>
        <draw:custom-shape draw:style-name="gr2" draw:text-style-name="P2" xml:id="id9" draw:id="id9" draw:layer="layout" svg:width="5.3cm" svg:height="1.4cm" svg:x="1.201cm" svg:y="16.501cm">
          <text:p text:style-name="P1"><text:span text:style-name="T1">Adr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2" xml:id="id10" draw:id="id10" draw:layer="layout" svg:width="5.4cm" svg:height="1.399cm" svg:x="7.601cm" svg:y="16.5cm">
          <text:p text:style-name="P1"><text:span text:style-name="T1">Selecteer de actuele adresgegevens vóór of op overlijdensdatum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6.501cm" svg:y1="17.201cm" svg:x2="7.601cm" svg:y2="17.2cm" draw:start-shape="id9" draw:start-glue-point="7" draw:end-shape="id10" draw:end-glue-point="5" svg:d="M6501 17201h551v-1h549" svg:viewBox="0 0 1101 2">
          <text:p/>
        </draw:connector>
        <draw:connector draw:style-name="gr5" draw:text-style-name="P3" draw:layer="layout" svg:x1="16.5cm" svg:y1="10.85cm" svg:x2="17.25cm" svg:y2="12.8cm" draw:start-shape="id2" draw:start-glue-point="7" draw:end-shape="id11" draw:end-glue-point="4" svg:d="M16500 10850h750v1950" svg:viewBox="0 0 751 1951">
          <text:p/>
        </draw:connector>
        <draw:custom-shape draw:style-name="gr2" draw:text-style-name="P2" xml:id="id12" draw:id="id12" draw:layer="layout" svg:width="5.3cm" svg:height="1.4cm" svg:x="1.201cm" svg:y="19.001cm">
          <text:p text:style-name="P1"><text:span text:style-name="T1">Adres, nummer-id, object-id en buu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2" xml:id="id13" draw:id="id13" draw:layer="layout" svg:width="4.8cm" svg:height="1cm" svg:x="7.901cm" svg:y="19.201cm">
          <text:p text:style-name="P1"><text:span text:style-name="T1">Selecteer BAG en gebiedsinformatie op ad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6.501cm" svg:y1="19.701cm" svg:x2="7.901cm" svg:y2="19.701cm" draw:start-shape="id12" draw:start-glue-point="7" draw:end-shape="id13" svg:d="M6501 19701h1400" svg:viewBox="0 0 1401 1">
          <text:p/>
        </draw:connector>
        <draw:connector draw:style-name="gr5" draw:text-style-name="P3" draw:layer="layout" svg:x1="10.301cm" svg:y1="17.899cm" svg:x2="10.301cm" svg:y2="19.201cm" draw:start-shape="id10" draw:start-glue-point="6" draw:end-shape="id13" draw:end-glue-point="4" svg:d="M10301 17899v1302" svg:viewBox="0 0 1 1303">
          <text:p/>
        </draw:connector>
        <draw:custom-shape draw:style-name="gr8" draw:text-style-name="P2" xml:id="id14" draw:id="id14" draw:layer="layout" svg:width="5.4cm" svg:height="1.399cm" svg:x="7.602cm" svg:y="21.701cm">
          <text:p text:style-name="P1"><text:span text:style-name="T1">Selecteer de actuele gebiedsinformatie op buurtcode of ad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10.301cm" svg:y1="20.201cm" svg:x2="10.302cm" svg:y2="21.701cm" draw:start-shape="id13" draw:start-glue-point="6" draw:end-shape="id14" draw:end-glue-point="4" svg:d="M10301 20201v750h1v750" svg:viewBox="0 0 2 1501">
          <text:p/>
        </draw:connector>
        <draw:connector draw:style-name="gr5" draw:text-style-name="P3" draw:layer="layout" svg:x1="13.001cm" svg:y1="17.2cm" svg:x2="17.25cm" svg:y2="14.2cm" draw:start-shape="id10" draw:start-glue-point="7" draw:end-shape="id11" draw:end-glue-point="6" svg:d="M13001 17200h4249v-3000" svg:viewBox="0 0 4250 3001">
          <text:p/>
        </draw:connector>
        <draw:connector draw:style-name="gr5" draw:text-style-name="P3" draw:layer="layout" svg:x1="12.701cm" svg:y1="19.701cm" svg:x2="17.25cm" svg:y2="14.2cm" draw:start-shape="id13" draw:start-glue-point="7" draw:end-shape="id11" draw:end-glue-point="6" svg:d="M12701 19701h4549v-5501" svg:viewBox="0 0 4550 5502">
          <text:p/>
        </draw:connector>
        <draw:connector draw:style-name="gr5" draw:text-style-name="P3" draw:layer="layout" svg:x1="13.002cm" svg:y1="22.401cm" svg:x2="17.25cm" svg:y2="14.2cm" draw:start-shape="id14" draw:start-glue-point="7" draw:end-shape="id11" draw:end-glue-point="6" svg:d="M13002 22401h4248v-8201" svg:viewBox="0 0 4249 8202">
          <text:p/>
        </draw:connector>
        <draw:connector draw:style-name="gr5" draw:text-style-name="P3" draw:layer="layout" svg:x1="16.7cm" svg:y1="8cm" svg:x2="17.25cm" svg:y2="12.8cm" draw:start-shape="id4" draw:start-glue-point="7" draw:end-shape="id11" draw:end-glue-point="4" svg:d="M16700 8000h550v4800" svg:viewBox="0 0 551 4801">
          <text:p/>
        </draw:connector>
        <draw:connector draw:style-name="gr5" draw:text-style-name="P3" draw:layer="layout" svg:x1="16.401cm" svg:y1="4.451cm" svg:x2="17.25cm" svg:y2="12.8cm" draw:start-shape="id5" draw:start-glue-point="7" draw:end-shape="id11" draw:end-glue-point="4" svg:d="M16401 4451h849v8349" svg:viewBox="0 0 850 8350">
          <text:p/>
        </draw:connector>
        <draw:connector draw:style-name="gr5" draw:text-style-name="P3" draw:layer="layout" svg:x1="16.301cm" svg:y1="1.951cm" svg:x2="17.25cm" svg:y2="12.8cm" draw:start-shape="id6" draw:start-glue-point="7" draw:end-shape="id11" draw:end-glue-point="4" svg:d="M16301 1951h949v10849" svg:viewBox="0 0 950 10850">
          <text:p/>
        </draw:connector>
        <draw:connector draw:style-name="gr5" draw:text-style-name="P3" draw:layer="layout" draw:line-skew="1.398cm" svg:x1="6.402cm" svg:y1="8.85cm" svg:x2="10.901cm" svg:y2="8cm" draw:start-shape="id1" draw:start-glue-point="7" draw:end-shape="id4" draw:end-glue-point="5" svg:d="M6402 8850h3648v-850h851" svg:viewBox="0 0 4500 851">
          <text:p/>
        </draw:connector>
        <draw:connector draw:style-name="gr5" draw:text-style-name="P3" draw:layer="layout" draw:line-skew="-0.601cm" svg:x1="3.752cm" svg:y1="8.1cm" svg:x2="13.551cm" svg:y2="5.301cm" draw:start-shape="id1" draw:end-shape="id5" draw:end-glue-point="6" svg:d="M3752 8100v-2000h9799v-799" svg:viewBox="0 0 9800 2800">
          <text:p/>
        </draw:connector>
        <draw:connector draw:style-name="gr5" draw:text-style-name="P3" draw:layer="layout" draw:line-skew="2.45cm" svg:x1="3.752cm" svg:y1="9.6cm" svg:x2="10.301cm" svg:y2="16.5cm" draw:start-shape="id1" draw:start-glue-point="6" draw:end-shape="id10" draw:end-glue-point="4" svg:d="M3752 9600v5900h6549v1000" svg:viewBox="0 0 6550 6901">
          <text:p/>
        </draw:connector>
        <draw:custom-shape draw:style-name="gr1" draw:text-style-name="P2" xml:id="id15" draw:id="id15" draw:layer="layout" svg:width="5.3cm" svg:height="1.5cm" svg:x="4.1cm" svg:y="13.1cm">
          <text:p text:style-name="P1"><text:span text:style-name="T1">Persoon_geboor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2" xml:id="id16" draw:id="id16" draw:layer="layout" svg:width="3.099cm" svg:height="1.7cm" svg:x="5.201cm" svg:y="10.4cm">
          <text:p text:style-name="P1"><text:span text:style-name="T1">Selecteer actuele leeftijd van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6.75cm" svg:y1="13.1cm" svg:x2="6.751cm" svg:y2="12.1cm" draw:start-shape="id15" draw:start-glue-point="4" draw:end-shape="id16" draw:end-glue-point="6" svg:d="M6750 13100v-499h1v-501" svg:viewBox="0 0 2 1001">
          <text:p/>
        </draw:connector>
        <draw:connector draw:style-name="gr5" draw:text-style-name="P3" draw:layer="layout" draw:line-skew="-1.3cm" svg:x1="8.3cm" svg:y1="11.25cm" svg:x2="14.5cm" svg:y2="13.5cm" draw:start-shape="id16" draw:start-glue-point="7" draw:end-shape="id11" svg:d="M8300 11250h1800v2250h4400" svg:viewBox="0 0 6201 2251">
          <text:p/>
        </draw:connector>
        <draw:connector draw:style-name="gr5" draw:text-style-name="P3" draw:layer="layout" svg:x1="6.402cm" svg:y1="8.85cm" svg:x2="6.751cm" svg:y2="10.4cm" draw:start-shape="id1" draw:start-glue-point="7" draw:end-shape="id16" draw:end-glue-point="4" svg:d="M6402 8850h349v1550" svg:viewBox="0 0 350 1551">
          <text:p/>
        </draw:connector>
        <draw:custom-shape draw:style-name="gr11" draw:text-style-name="P2" xml:id="id11" draw:id="id11" draw:layer="layout" svg:width="5.5cm" svg:height="1.4cm" svg:x="14.5cm" svg:y="12.8cm">
          <text:p text:style-name="P1"><text:span text:style-name="T1">Sterftes in Amsterdam met aangehaakte gegeve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3" draw:layer="layout" svg:x1="3.752cm" svg:y1="8.1cm" svg:x2="4.501cm" svg:y2="7.2cm" draw:start-shape="id1" draw:start-glue-point="4" draw:end-shape="id3" draw:end-glue-point="5" svg:d="M3752 8100v-900h749" svg:viewBox="0 0 750 901">
          <text:p/>
        </draw:connector>
        <draw:custom-shape draw:style-name="gr12" draw:text-style-name="P2" xml:id="id17" draw:id="id17" draw:layer="layout" svg:width="5.2cm" svg:height="1.4cm" svg:x="1.3cm" svg:y="26.4cm">
          <text:p text:style-name="P1"><text:span text:style-name="T1">Kwartaal bestanden (adres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2" xml:id="id19" draw:id="id19" draw:layer="layout" svg:width="5.6cm" svg:height="0.9cm" svg:x="1.1cm" svg:y="21.9cm">
          <text:p text:style-name="P1"><text:span text:style-name="T1">Adressen-gebieden tabe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2" xml:id="id18" draw:id="id18" draw:layer="layout" svg:width="5.2cm" svg:height="1.399cm" svg:x="1.3cm" svg:y="23.901cm">
          <text:p text:style-name="P1"><text:span text:style-name="T1">Selecteer alle adressen uit de kwartaal bestand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3.9cm" svg:y1="26.4cm" svg:x2="3.9cm" svg:y2="25.3cm" draw:start-shape="id17" draw:start-glue-point="4" draw:end-shape="id18" draw:end-glue-point="6" svg:d="M3900 26400v-1100" svg:viewBox="0 0 1 1101">
          <text:p/>
        </draw:connector>
        <draw:connector draw:style-name="gr5" draw:text-style-name="P3" draw:layer="layout" svg:x1="3.9cm" svg:y1="23.901cm" svg:x2="3.9cm" svg:y2="22.8cm" draw:start-shape="id18" draw:start-glue-point="4" draw:end-shape="id19" draw:end-glue-point="8" svg:d="M3900 23901v-1101" svg:viewBox="0 0 1 1102">
          <text:p/>
        </draw:connector>
        <draw:connector draw:style-name="gr5" draw:text-style-name="P3" draw:layer="layout" draw:line-skew="1.201cm 6.301cm" svg:x1="6cm" svg:y1="22.35cm" svg:x2="7.602cm" svg:y2="22.401cm" draw:start-shape="id19" draw:start-glue-point="6" draw:end-shape="id14" draw:end-glue-point="5" svg:d="M6000 22350v50h900v1h702" svg:viewBox="0 0 1603 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1T13:13:22.466043730</meta:creation-date>
    <meta:editing-duration>PT16M17S</meta:editing-duration>
    <meta:editing-cycles>6</meta:editing-cycles>
    <meta:generator>LibreOffice/5.4.2.2$Windows_x86 LibreOffice_project/22b09f6418e8c2d508a9eaf86b2399209b0990f4</meta:generator>
    <dc:date>2017-10-12T15:12:58.373000000</dc:date>
    <meta:document-statistic meta:object-count="45"/>
  </office:meta>
</office:document-meta>
</file>